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5.08cm" fo:margin-right="0cm" fo:line-height="0.741cm" fo:text-indent="0cm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fo:language="en" fo:country="US" officeooo:paragraph-rsid="001c0acb"/>
    </style:style>
    <style:style style:name="P8" style:family="paragraph" style:parent-style-name="Normal">
      <style:text-properties fo:color="#000000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fec07"/>
    </style:style>
    <style:style style:name="P10" style:family="paragraph" style:parent-style-name="List_20_Paragraph">
      <style:text-properties fo:language="en" fo:country="US" officeooo:paragraph-rsid="001c0acb"/>
    </style:style>
    <style:style style:name="P11" style:family="paragraph" style:parent-style-name="Name">
      <style:paragraph-properties fo:break-before="page"/>
    </style:style>
    <style:style style:name="P12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2pt" officeooo:rsid="000ca622" officeooo:paragraph-rsid="00282a36" style:font-size-asian="12pt" style:font-size-complex="12pt"/>
    </style:style>
    <style:style style:name="P13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14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1pt" officeooo:rsid="000ca622" officeooo:paragraph-rsid="00282a36" style:font-size-asian="11pt" style:font-size-complex="11pt"/>
    </style:style>
    <style:style style:name="P15" style:family="paragraph" style:parent-style-name="Standard" style:master-page-name="Standard">
      <style:paragraph-properties fo:line-height="100%" style:page-number="auto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16" style:family="paragraph" style:parent-style-name="Header" style:master-page-name="Standard">
      <style:paragraph-properties style:page-number="auto"/>
    </style:style>
    <style:style style:name="P17" style:family="paragraph" style:parent-style-name="Heading_20_1">
      <style:text-properties fo:color="#000000" fo:language="en" fo:country="US"/>
    </style:style>
    <style:style style:name="P18" style:family="paragraph" style:parent-style-name="Heading_20_1">
      <style:text-properties fo:color="#000000" fo:language="en" fo:country="US" officeooo:rsid="001b4e40"/>
    </style:style>
    <style:style style:name="P19" style:family="paragraph" style:parent-style-name="Heading_20_1">
      <style:text-properties officeooo:rsid="001b4e40"/>
    </style:style>
    <style:style style:name="P20" style:family="paragraph" style:parent-style-name="List_20_Paragraph" style:list-style-name="LS4">
      <style:text-properties fo:language="en" fo:country="US" officeooo:paragraph-rsid="001c0acb"/>
    </style:style>
    <style:style style:name="P21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officeooo:rsid="002b3313"/>
    </style:style>
    <style:style style:name="T3" style:family="text">
      <style:text-properties officeooo:rsid="002cbd17"/>
    </style:style>
    <style:style style:name="T4" style:family="text">
      <style:text-properties fo:color="#c00000"/>
    </style:style>
    <style:style style:name="T5" style:family="text">
      <style:text-properties fo:color="#000000"/>
    </style:style>
    <style:style style:name="T6" style:family="text">
      <style:text-properties fo:language="en" fo:country="US"/>
    </style:style>
    <style:style style:name="T7" style:family="text">
      <style:text-properties officeooo:rsid="001ae621"/>
    </style:style>
    <style:style style:name="T8" style:family="text">
      <style:text-properties officeooo:rsid="001b4e40"/>
    </style:style>
    <style:style style:name="T9" style:family="text">
      <style:text-properties officeooo:rsid="001dc72d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T12" style:family="text">
      <style:text-properties style:font-name-complex="Arial1"/>
    </style:style>
    <style:style style:name="T13" style:family="text">
      <style:text-properties officeooo:rsid="002eb320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>Isabella Merlin, Hauptstrasse 4, 8400 Basel</text:p>
      <text:p text:style-name="P14">Anrede</text:p>
      <text:p text:style-name="P14">Vorname Name</text:p>
      <text:p text:style-name="P14">Firma</text:p>
      <text:p text:style-name="P14">Adresse</text:p>
      <text:p text:style-name="P14">PLZ Ort</text:p>
      <text:p text:style-name="P12"/>
      <text:p text:style-name="P12"/>
      <text:p text:style-name="P12"/>
      <text:p text:style-name="P12"/>
      <text:p text:style-name="Normal"><text:span text:style-name="T12">Basel</text:span>, <text:span text:style-name="T12"><text:date style:data-style-name="N10081" text:date-value="2021-12-03T17:14:47.127624009">3. December 2021</text:date></text:span></text:p>
      <text:p text:style-name="P12"/>
      <text:h text:style-name="Heading_20_1" text:outline-level="1">Bewerbung als Ausbildungsberaterin</text:h>
      <text:p text:style-name="P12"/>
      <text:p text:style-name="Normal">Sehr geehrte Damen und Herren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Freundliche Grüße</text:p>
      <text:p text:style-name="Normal"/>
      <text:p text:style-name="Normal">Isabella Merlin</text:p>
      <text:p text:style-name="P11"><text:span text:style-name="T4"><text:tab/><text:tab/></text:span><text:span text:style-name="T7">Isabella Merlin</text:span></text:p>
      <text:p text:style-name="P3"><text:tab/><text:tab/></text:p>
      <text:p text:style-name="P2"><text:span text:style-name="Highlighted_20_with_20_gray_20_Char"><text:span text:style-name="T6">Ich bin ausgebildete Lehrerin und arbeite als Bildungsberaterin. Ich suche eine Stelle mit der Möglichkeit, Einfluss auf kleine und grössere Bildungssysteme zu nehmen.</text:span></text:span></text:p>
      <text:p text:style-name="Normal"/>
      <text:h text:style-name="P17" text:outline-level="1">E<text:span text:style-name="T8">rfahrung</text:span></text:h>
      <text:p text:style-name="P3"/>
      <text:section text:style-name="Sect1" text:name="c12960e8-c347-4899-a078-cda1db17c51e">
        <text:p text:style-name="P5">
    <text:span text:style-name="T6">
      <text:tab/>
    </text:span>
    <text:span text:style-name="White_20_Font">
      <text:span text:style-name="T5">April 2021 - April 2022 </text:span>
    </text:span>
    <text:span text:style-name="T6">
      <text:tab/>
    </text:span>
    <text:span text:style-name="Color_20_Caps_20_Expanded">
      <text:span text:style-name="T9">Abteilungsleiterin - </text:span>
    </text:span>
    <text:span text:style-name="Color_20_Caps_20_Expanded">
      <text:span text:style-name="T10">Zentrum für Bildung</text:span>
    </text:span>
  </text:p>
        <text:list xml:id="list1613241699" text:style-name="LS4">
          <text:list-header>
            <text:p text:style-name="P20">Leitung der verschiedenen Teams der Abteilung für Erwachsenenbildung<text:line-break/>Beurteilung und Einstellung von Personal<text:line-break/>Genehmigung von Budgets für spezielle Bildungsprojekte</text:p>
          </text:list-header>
        </text:list>
        <text:p text:style-name="P10"/>
      </text:section>
      <text:section text:style-name="Sect1" text:name="519d9250-b55a-4b6b-bea5-df855e82c6e5">
        <text:p text:style-name="P5">
    <text:span text:style-name="T6">
      <text:tab/>
    </text:span>
    <text:span text:style-name="White_20_Font">
      <text:span text:style-name="T5">April 2020 - April 2021 </text:span>
    </text:span>
    <text:span text:style-name="T6">
      <text:tab/>
    </text:span>
    <text:span text:style-name="Color_20_Caps_20_Expanded">
      <text:span text:style-name="T9">Abteilungsspezialistin - </text:span>
    </text:span>
    <text:span text:style-name="Color_20_Caps_20_Expanded">
      <text:span text:style-name="T10">Forschungszentrum</text:span>
    </text:span>
  </text:p>
        <text:list xml:id="list1613241699" text:style-name="LS4">
          <text:list-header>
            <text:p text:style-name="P20">Leitung von Workshops für Erwachsenenbildung und Lerntheorien<text:line-break/>Erstellung und Einführung von neuen Lernstrategien für Erwachsene<text:line-break/>Mentoring neuer Lehrpersonen</text:p>
          </text:list-header>
        </text:list>
        <text:p text:style-name="P10"/>
      </text:section>
      <text:p text:style-name="P7"><text:tab/></text:p>
      <text:p text:style-name="P3"/>
      <text:h text:style-name="P19" text:outline-level="1">Ausbildung</text:h>
      <text:p text:style-name="P3"/>
      <text:p text:style-name="P4"/>
      <text:section text:style-name="Sect1" text:name="b2d7f4ed-e8e6-442c-892c-0f41231b2505">
        <text:p text:style-name="P6">
    <text:span text:style-name="T6">
      <text:tab/>
    </text:span>
    <text:span text:style-name="White_20_Font">
      <text:span text:style-name="T5">April 2019 - April 2020 </text:span>
    </text:span>
    <text:span text:style-name="T6">
      <text:tab/>
    </text:span>
    <text:span text:style-name="Color_20_Caps_20_Expanded">
      <text:span text:style-name="T9">MSC in Psychologie - </text:span>
    </text:span>
    <text:span text:style-name="Color_20_Caps_20_Expanded">
      <text:span text:style-name="T11">Goethe-Universität</text:span>
    </text:span>
  </text:p>
        <text:list xml:id="list171447687617890" text:continue-numbering="true" text:style-name="LS4">
          <text:list-header>
            <text:p text:style-name="P21">Thema der Masterarbeit: Neue Ansätze für spezialisierte Erwachsenenbildung und -training<text:line-break/>Vorstand im Debattierclub</text:p>
          </text:list-header>
        </text:list>
        <text:p text:style-name="P9"/>
      </text:section>
      <text:section text:style-name="Sect1" text:name="c5d31fe8-3463-408b-84e7-1829cb041b0d">
        <text:p text:style-name="P6">
    <text:span text:style-name="T6">
      <text:tab/>
    </text:span>
    <text:span text:style-name="White_20_Font">
      <text:span text:style-name="T5">April 2019 - April 2020 </text:span>
    </text:span>
    <text:span text:style-name="T6">
      <text:tab/>
    </text:span>
    <text:span text:style-name="Color_20_Caps_20_Expanded">
      <text:span text:style-name="T9">MSC in Psychologie - </text:span>
    </text:span>
    <text:span text:style-name="Color_20_Caps_20_Expanded">
      <text:span text:style-name="T11">Goethe-Universität</text:span>
    </text:span>
  </text:p>
        <text:list xml:id="list171447687617890" text:continue-numbering="true" text:style-name="LS4">
          <text:list-header>
            <text:p text:style-name="P21">Thema der Masterarbeit: Neue Ansätze für spezialisierte Erwachsenenbildung und -training<text:line-break/>Vorstand im Debattierclub</text:p>
          </text:list-header>
        </text:list>
        <text:p text:style-name="P9"/>
      </text:section>
      <text:section text:style-name="Sect1" text:name="61d8789a-db6f-47f6-a094-e5343895f5ba">
        <text:p text:style-name="P6">
    <text:span text:style-name="T6">
      <text:tab/>
    </text:span>
    <text:span text:style-name="White_20_Font">
      <text:span text:style-name="T5">April 2017 - April 2018 </text:span>
    </text:span>
    <text:span text:style-name="T6">
      <text:tab/>
    </text:span>
    <text:span text:style-name="Color_20_Caps_20_Expanded">
      <text:span text:style-name="T9">BSC in Psychologie - </text:span>
    </text:span>
    <text:span text:style-name="Color_20_Caps_20_Expanded">
      <text:span text:style-name="T11">Fachhochschule Graubünden</text:span>
    </text:span>
  </text:p>
        <text:list xml:id="list171447687617890" text:continue-numbering="true" text:style-name="LS4">
          <text:list-header>
            <text:p text:style-name="P21">Thema der Bachelorarbeit: Können Kinder besser lernen als Erwachsene?</text:p>
          </text:list-header>
        </text:list>
        <text:p text:style-name="P9"/>
      </text:section>
      <text:p text:style-name="P8"/>
      <text:p text:style-name="P3"/>
      <text:h text:style-name="P18" text:outline-level="1">Skills</text:h>
      <text:p text:style-name="P3"/>
      <text:p text:style-name="P4"/>
      <text:section text:style-name="Sect1" text:name="a8c42d4b-bf95-4b0b-b69a-8e655333af18">
        <text:p text:style-name="P6">
    <text:span text:style-name="T6">
      <text:tab/>
      <text:tab/>
    </text:span>
    <text:span text:style-name="Color_20_Caps_20_Expanded">
      <text:span text:style-name="T9">Sprachen</text:span>
    </text:span>
  </text:p>
        <text:list xml:id="list171448108940886" text:continue-numbering="true" text:style-name="LS4">
          <text:list-header>
            <text:p text:style-name="P21">Deutsch: Muttersprache<text:line-break/>Französisch: Schriftlich &amp; Mündlich<text:line-break/>Italienisch: Grundkenntnisse</text:p>
          </text:list-header>
        </text:list>
        <text:p text:style-name="P9"/>
      </text:section>
      <text:section text:style-name="Sect1" text:name="cf14547c-dde0-4b5d-a2cf-5d603af1f1dc">
        <text:p text:style-name="P6">
    <text:span text:style-name="T6">
      <text:tab/>
      <text:tab/>
    </text:span>
    <text:span text:style-name="Color_20_Caps_20_Expanded">
      <text:span text:style-name="T9">EDV</text:span>
    </text:span>
  </text:p>
        <text:list xml:id="list171448108940886" text:continue-numbering="true" text:style-name="LS4">
          <text:list-header>
            <text:p text:style-name="P21">Word, Excel, Photoshop, Linux, Outlook</text:p>
          </text:list-header>
        </text:list>
        <text:p text:style-name="P9"/>
      </text:section>
      <text:section text:style-name="Sect1" text:name="94368faa-c1f7-447e-94ff-2350f5b0a5c3">
        <text:p text:style-name="P6">
    <text:span text:style-name="T6">
      <text:tab/>
      <text:tab/>
    </text:span>
    <text:span text:style-name="Color_20_Caps_20_Expanded">
      <text:span text:style-name="T9">Erziehung</text:span>
    </text:span>
  </text:p>
        <text:list xml:id="list171448108940886" text:continue-numbering="true" text:style-name="LS4">
          <text:list-header>
            <text:p text:style-name="P21">Analysen erstellen von Sozialisation, Erziehung und Bildung<text:line-break/>Erstellen von Lernstrategien<text:line-break/>Erkennen von Lernschwächen</text:p>
          </text:list-header>
        </text:list>
        <text:p text:style-name="P9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loext:contextual-spacing="false" fo:line-height="0.564cm" fo:orphans="2" fo:widows="2">
        <style:tab-stops>
          <style:tab-stop style:position="3.81cm" style:type="right"/>
          <style:tab-stop style:position="5.08cm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cm" fo:padding-right="0cm" fo:padding-top="0cm" fo:padding-bottom="0.353cm" fo:border-left="none" fo:border-right="none" fo:border-top="none" fo:border-bottom="0.51pt solid #285b60"/>
      <style:text-properties fo:text-transform="uppercase" fo:color="#000000" fo:letter-spacing="0.106cm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/>
    </style:style>
    <style:style style:name="No_20_List" style:display-name="No List" style:family="paragraph">
      <style:paragraph-properties fo:margin-top="0cm" fo:margin-bottom="0.282cm" loext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8.255cm" style:type="center"/>
          <style:tab-stop style:position="16.51cm" style:type="right"/>
        </style:tab-stops>
      </style:paragraph-properties>
      <style:text-properties fo:color="#5b6973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508cm" style:text-autospace="none">
        <style:tab-stops>
          <style:tab-stop style:position="2.54cm" style:type="right"/>
          <style:tab-stop style:position="3.81cm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741cm" fo:background-color="#f2f2f2" fo:padding-left="0.141cm" fo:padding-right="0.141cm" fo:padding-top="0.035cm" fo:padding-bottom="0.035cm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style:font-name="Century Gothic" fo:font-family="'Century Gothic'" style:font-family-generic="swiss" style:font-pitch="variable" fo:font-size="10pt" fo:letter-spacing="0.106cm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fo:language="en" fo:country="US"/>
    </style:style>
    <style:style style:name="Header_20_Char" style:display-name="Header Char" style:family="text" style:parent-style-name="Default_20_Paragraph_20_Font">
      <style:text-properties fo:color="#5b6973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fo:letter-spacing="0.035cm" fo:language="en" fo:country="US" fo:font-weight="bold" style:font-weight-asian="bold"/>
    </style:style>
    <style:style style:name="List2Level0" style:family="text">
      <style:text-properties fo:color="#000000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635cm" fo:margin-left="16.5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style style:name="MT2" style:family="text">
      <style:text-properties officeooo:rsid="002b3313"/>
    </style:style>
    <style:style style:name="MT3" style:family="text">
      <style:text-properties officeooo:rsid="002eb320"/>
    </style:style>
    <style:page-layout style:name="Mpm1">
      <style:page-layout-properties fo:page-width="21.59cm" fo:page-height="27.94cm" style:num-format="1" style:print-orientation="portrait" fo:margin-top="1.27cm" fo:margin-bottom="0.889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-0.508cm" fo:margin-left="0cm" fo:margin-right="0cm" fo:margin-bottom="0cm" style:dynamic-spacing="true"/>
      </style:header-style>
      <style:footer-style>
        <style:header-footer-properties fo:min-height="0.38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test@gmail.com</text:span><text:span text:style-name="MT2">| 27.04.1972 | </text:span><text:span text:style-name="MT3">8400 Basel</text:span><text:span text:style-name="MT2"> | Schweiz | ledig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Blue Side OpenOffice Resume</dc:title>
    <meta:creation-date>2017-08-04T17:36:19.25</meta:creation-date>
    <meta:editing-cycles>21</meta:editing-cycles>
    <meta:editing-duration>PT1H12M49S</meta:editing-duration>
    <dc:subject>hloom.com</dc:subject>
    <meta:initial-creator>hloom.com </meta:initial-creator>
    <dc:date>2021-12-03T17:14:47.005402890</dc:date>
    <meta:document-statistic meta:table-count="0" meta:image-count="0" meta:object-count="0" meta:page-count="2" meta:paragraph-count="28" meta:word-count="63" meta:character-count="681" meta:non-whitespace-character-count="636"/>
  </office:meta>
</office:document-meta>
</file>